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/>
    </style:style>
    <style:style style:name="P8" style:family="paragraph">
      <style:paragraph-properties fo:text-align="start"/>
      <style:text-properties fo:color="#000000"/>
    </style:style>
    <style:style style:name="P9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7.8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6.8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298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2.7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>profile_usage_id</text:span></text:p>
          <text:p text:style-name="P3"><text:span text:style-name="T5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5.019cm" svg:y="2.7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6.742cm" svg:x="5.019cm" svg:y="3.5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6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5.614cm" svg:y="5.699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4.937cm" svg:y="4.302cm">
          <text:p/>
        </draw:circle>
        <draw:rect draw:style-name="gr1" draw:text-style-name="P2" xml:id="id61" draw:id="id61" draw:layer="layout" svg:width="5.207cm" svg:height="0.869cm" svg:x="21.447cm" svg:y="4.532cm">
          <text:p text:style-name="P1"><text:span text:style-name="T1">Comparison Field</text:span></text:p>
        </draw:rect>
        <draw:rect draw:style-name="gr2" draw:text-style-name="P4" draw:layer="layout" svg:width="5.207cm" svg:height="2.518cm" svg:x="21.447cm" svg:y="5.3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4.716cm" svg:y="2.651cm">
          <text:p text:style-name="P1"><text:span text:style-name="T1">Comparison</text:span></text:p>
        </draw:rect>
        <draw:rect draw:style-name="gr2" draw:text-style-name="P4" draw:layer="layout" svg:width="4.572cm" svg:height="3.915cm" svg:x="14.716cm" svg:y="3.4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5.132cm" svg:y="6.5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4.589cm" svg:y="4.687cm">
          <text:p/>
        </draw:circle>
        <draw:connector draw:style-name="gr3" draw:text-style-name="P1" draw:layer="layout" draw:type="curve" svg:x1="14.589cm" svg:y1="4.814cm" svg:x2="12.691cm" svg:y2="3.212cm" draw:start-shape="id58" draw:start-glue-point="3" draw:end-shape="id59" svg:d="m14589 4814c-1423 0-475-1602-1898-1602">
          <text:p/>
        </draw:connector>
        <draw:circle draw:style-name="gr5" draw:text-style-name="P1" xml:id="id60" draw:id="id60" draw:layer="layout" svg:width="0.254cm" svg:height="0.254cm" svg:x="18.907cm" svg:y="4.187cm">
          <text:p/>
        </draw:circle>
        <draw:connector draw:style-name="gr3" draw:text-style-name="P1" draw:layer="layout" draw:type="curve" svg:x1="19.161cm" svg:y1="4.314cm" svg:x2="21.447cm" svg:y2="4.966cm" draw:start-shape="id60" draw:start-glue-point="1" draw:end-shape="id61" draw:end-glue-point="3" svg:d="m19161 4314c1714 0 572 652 2286 652">
          <text:p/>
        </draw:connector>
        <draw:rect draw:style-name="gr1" draw:text-style-name="P2" xml:id="id63" draw:id="id63" draw:layer="layout" svg:width="4.572cm" svg:height="0.869cm" svg:x="5.064cm" svg:y="1.274cm">
          <text:p text:style-name="P1"><text:span text:style-name="T1">Test Section</text:span></text:p>
        </draw:rect>
        <draw:connector draw:style-name="gr3" draw:text-style-name="P1" draw:layer="layout" draw:type="curve" svg:x1="4.937cm" svg:y1="4.429cm" svg:x2="5.064cm" svg:y2="1.708cm" draw:start-shape="id62" draw:start-glue-point="3" draw:end-shape="id63" draw:end-glue-point="3" svg:d="m4937 4429c-751 0-815-2721 127-2721">
          <text:p/>
        </draw:connector>
        <draw:rect draw:style-name="gr1" draw:text-style-name="P2" xml:id="id67" draw:id="id67" draw:layer="layout" svg:width="5.207cm" svg:height="0.869cm" svg:x="21.433cm" svg:y="14.057cm">
          <text:p text:style-name="P1"><text:span text:style-name="T1">Assertion Field</text:span></text:p>
        </draw:rect>
        <draw:rect draw:style-name="gr2" draw:text-style-name="P4" draw:layer="layout" svg:width="5.207cm" svg:height="2.518cm" svg:x="21.433cm" svg:y="14.8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5.002cm" svg:y="12.176cm">
          <text:p text:style-name="P1"><text:span text:style-name="T1">Assertion</text:span></text:p>
        </draw:rect>
        <draw:rect draw:style-name="gr2" draw:text-style-name="P4" draw:layer="layout" svg:width="4.54cm" svg:height="3.915cm" svg:x="15.002cm" svg:y="12.9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5.351cm" svg:y="15.5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4.875cm" svg:y="14.212cm">
          <text:p/>
        </draw:circle>
        <draw:connector draw:style-name="gr3" draw:text-style-name="P1" draw:layer="layout" draw:type="curve" svg:x1="14.875cm" svg:y1="14.339cm" svg:x2="12.691cm" svg:y2="11.933cm" draw:start-shape="id64" draw:start-glue-point="3" draw:end-shape="id65" svg:d="m14875 14339c-1638 0-546-2406-2184-2406">
          <text:p/>
        </draw:connector>
        <draw:circle draw:style-name="gr5" draw:text-style-name="P1" xml:id="id66" draw:id="id66" draw:layer="layout" svg:width="0.254cm" svg:height="0.254cm" svg:x="19.193cm" svg:y="13.712cm">
          <text:p/>
        </draw:circle>
        <draw:connector draw:style-name="gr3" draw:text-style-name="P1" draw:layer="layout" draw:type="curve" svg:x1="19.447cm" svg:y1="13.839cm" svg:x2="21.433cm" svg:y2="14.491cm" draw:start-shape="id66" draw:start-glue-point="1" draw:end-shape="id67" draw:end-glue-point="3" svg:d="m19447 13839c1489 0 497 652 1986 652">
          <text:p/>
        </draw:connector>
        <draw:rect draw:style-name="gr4" draw:text-style-name="P5" draw:layer="layout" svg:width="1.651cm" svg:height="0.508cm" svg:x="8.493cm" svg:y="16.113cm">
          <text:p text:style-name="P3"><text:span text:style-name="T3">PASS, FAIL</text:span></text:p>
        </draw:rect>
      </draw:page>
      <draw:page draw:name="page6" draw:style-name="dp1" draw:master-page-name="Default">
        <draw:rect draw:style-name="gr2" draw:text-style-name="P9" draw:layer="layout" svg:width="6.223cm" svg:height="16.764cm" svg:x="4.937cm" svg:y="3.667cm">
          <text:p text:style-name="P7"><text:span text:style-name="T5">pentagon_report_id</text:span></text:p>
          <text:p text:style-name="P7"><text:span text:style-name="T5">test_conducted_id</text:span></text:p>
          <text:p text:style-name="P7"><text:span text:style-name="T5">score_c</text:span></text:p>
          <text:p text:style-name="P8"><text:span text:style-name="T6">score_uf</text:span></text:p>
          <text:p text:style-name="P8"><text:span text:style-name="T6">score</text:span><text:span text:style-name="T6">_uc</text:span></text:p>
          <text:p text:style-name="P8"><text:span text:style-name="T6">score</text:span><text:span text:style-name="T6">_qf</text:span></text:p>
          <text:p text:style-name="P8"><text:span text:style-name="T6">score</text:span><text:span text:style-name="T6">_qc</text:span></text:p>
          <text:p text:style-name="P8"><text:span text:style-name="T6">score</text:span><text:span text:style-name="T5">_c_ack_conform</text:span></text:p>
          <text:p text:style-name="P7"><text:span text:style-name="T6">score</text:span><text:span text:style-name="T5">_c_good_messages</text:span></text:p>
          <text:p text:style-name="P7"><text:span text:style-name="T6">score</text:span><text:span text:style-name="T5">_c_bad_messages</text:span></text:p>
          <text:p text:style-name="P7"><text:span text:style-name="T6">score</text:span><text:span text:style-name="T5">_c_good_data</text:span></text:p>
          <text:p text:style-name="P7"><text:span text:style-name="T6">score</text:span><text:span text:style-name="T5">_c_bad_data</text:span></text:p>
          <text:p text:style-name="P7"><text:span text:style-name="T5">score_uf_vxu_2014</text:span></text:p>
          <text:p text:style-name="P7"><text:span text:style-name="T5">score_uf_vxu_2015</text:span></text:p>
          <text:p text:style-name="P8"><text:span text:style-name="T6">score_uf_sensitive</text:span></text:p>
          <text:p text:style-name="P8"><text:span text:style-name="T6">score_uf_coded_values</text:span></text:p>
          <text:p text:style-name="P8"><text:span text:style-name="T6">score_uf_tolerant</text:span></text:p>
          <text:p text:style-name="P8"><text:span text:style-name="T6">score_uf_ehr_examples</text:span></text:p>
          <text:p text:style-name="P8"><text:span text:style-name="T6">score_uf_performance</text:span></text:p>
          <text:p text:style-name="P8"><text:span text:style-name="T6">score_qf_qbp_2015</text:span></text:p>
          <text:p text:style-name="P8"><text:span text:style-name="T6">score_qf_data_available</text:span></text:p>
          <text:p text:style-name="P8"><text:span text:style-name="T6">score_qf_deduplication</text:span></text:p>
          <text:p text:style-name="P8"><text:span text:style-name="T6">score_qf_forecaster</text:span></text:p>
          <text:p text:style-name="P8"><text:span text:style-name="T6">score_qf_performance</text:span></text:p>
          <text:p text:style-name="P8"><text:span text:style-name="T6">score_qf_minimum_query</text:span></text:p>
          <text:p text:style-name="P7"><text:span text:style-name="T6">score_uc_major_conflicts</text:span></text:p>
          <text:p text:style-name="P8"><text:span text:style-name="T6">score_uc_conflicts</text:span></text:p>
          <text:p text:style-name="P8"><text:span text:style-name="T6">score_uc_major_constraints</text:span></text:p>
          <text:p text:style-name="P8"><text:span text:style-name="T6">score_uc_unexp_constraints</text:span></text:p>
          <text:p text:style-name="P8"><text:span text:style-name="T6">score_uc_acks_conform</text:span></text:p>
          <text:p text:style-name="P8"><text:span text:style-name="T7">score_qc_responses_conform</text:span></text:p>
          <text:p text:style-name="P8"><text:span text:style-name="T7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9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904cm" svg:y1="4.428cm" svg:x2="5.031cm" svg:y2="1.707cm" draw:start-shape="id68" draw:start-glue-point="3" draw:end-shape="id69" draw:end-glue-point="3" svg:d="m4904 4428c-751 0-815-2721 127-2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08T06:03:58.35</dc:date>
    <dc:creator>Nathan Bunker</dc:creator>
    <meta:editing-duration>P5DT23H26M9S</meta:editing-duration>
    <meta:editing-cycles>53</meta:editing-cycles>
    <meta:printed-by>Nathan Bunker</meta:printed-by>
    <meta:print-date>2014-06-19T14:05:00.83</meta:print-date>
    <meta:document-statistic meta:object-count="167"/>
  </office:meta>
</office:document-meta>
</file>